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officeooo:rsid="0022a5f3" officeooo:paragraph-rsid="0022a5f3"/>
    </style:style>
    <style:style style:name="P2" style:family="paragraph" style:parent-style-name="Table_20_Contents">
      <style:text-properties fo:font-weight="bold" officeooo:rsid="0021d4e5" officeooo:paragraph-rsid="0021d4e5" style:font-weight-asian="bold" style:font-weight-complex="bold"/>
    </style:style>
    <style:style style:name="P3" style:family="paragraph" style:parent-style-name="Standard">
      <style:text-properties officeooo:paragraph-rsid="0020e0db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text-position="super 58%" officeooo:paragraph-rsid="0020e0db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text-position="super 58%" officeooo:paragraph-rsid="0020e0db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text-position="super 58%" officeooo:paragraph-rsid="0020e0db"/>
    </style:style>
    <style:style style:name="P7" style:family="paragraph" style:parent-style-name="Text_20_body">
      <style:text-properties officeooo:paragraph-rsid="001f93bf"/>
    </style:style>
    <style:style style:name="P8" style:family="paragraph" style:parent-style-name="Text_20_body">
      <style:text-properties officeooo:rsid="0023c2fb" officeooo:paragraph-rsid="0023c2fb"/>
    </style:style>
    <style:style style:name="P9" style:family="paragraph" style:parent-style-name="Text_20_body" style:list-style-name="L1">
      <style:text-properties officeooo:rsid="0023c2fb" officeooo:paragraph-rsid="0023c2fb"/>
    </style:style>
    <style:style style:name="P10" style:family="paragraph" style:parent-style-name="Text_20_body" style:list-style-name="L2">
      <style:text-properties officeooo:rsid="0023c2fb" officeooo:paragraph-rsid="0023c2fb"/>
    </style:style>
    <style:style style:name="P11" style:family="paragraph" style:parent-style-name="Subtitle">
      <style:text-properties officeooo:paragraph-rsid="001f93bf"/>
    </style:style>
    <style:style style:name="P12" style:family="paragraph" style:parent-style-name="Table_20_Contents">
      <style:text-properties officeooo:rsid="0022a5f3" officeooo:paragraph-rsid="0022a5f3"/>
    </style:style>
    <style:style style:name="T1" style:family="text">
      <style:text-properties officeooo:rsid="001f93bf"/>
    </style:style>
    <style:style style:name="T2" style:family="text">
      <style:text-properties officeooo:rsid="0023c2f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oB Kwazy Kwistmas Kwiz 201<text:span text:style-name="T1">7</text:span></text:p>
      <text:p text:style-name="P11"><text:span text:style-name="T1">Round 5: Poker hands</text:span></text:p>
      <text:p text:style-name="P7"/>
      <text:p text:style-name="P7"/>
      <text:list xml:id="list6533654586327564013" text:style-name="L1">
        <text:list-item>
          <text:p text:style-name="P9">Royal flush (A, K, Q, J, 10, all the same suit)</text:p>
        </text:list-item>
        <text:list-item>
          <text:p text:style-name="P9">Straight flush (5 cards in a sequence, all in the same suit)</text:p>
        </text:list-item>
        <text:list-item>
          <text:p text:style-name="P9">Four of a kind</text:p>
        </text:list-item>
        <text:list-item>
          <text:p text:style-name="P9">Full house (three of a kind with a pair)</text:p>
        </text:list-item>
        <text:list-item>
          <text:p text:style-name="P9">Flush (any 5 cards of the same suit, but not in a sequence)</text:p>
        </text:list-item>
        <text:list-item>
          <text:p text:style-name="P9">Straight (5 cards in a sequence, but not of the same suit)</text:p>
        </text:list-item>
        <text:list-item>
          <text:p text:style-name="P9">Three of a kind</text:p>
        </text:list-item>
        <text:list-item>
          <text:p text:style-name="P9">Two pair</text:p>
        </text:list-item>
        <text:list-item>
          <text:p text:style-name="P9">A Pair</text:p>
        </text:list-item>
        <text:list-item>
          <text:p text:style-name="P9">High Card (the highest card in your hand)</text:p>
        </text:list-item>
      </text:list>
      <text:p text:style-name="P8"/>
      <text:h text:style-name="Heading_20_1" text:outline-level="1">Rules</text:h>
      <text:list xml:id="list9133126860607385973" text:style-name="L2">
        <text:list-item>
          <text:p text:style-name="P10">You'll be given a hand of 5 playing cards.</text:p>
        </text:list-item>
        <text:list-item>
          <text:p text:style-name="P10">For 10-15 minutes, you will trade amongst yourselves and then give me a hand of playing cards back.</text:p>
        </text:list-item>
        <text:list-item>
          <text:p text:style-name="P10">I will then score these hands, giving 10 to the best hand, 9 to the second best and so on.</text:p>
        </text:list-item>
        <text:list-item>
          <text:p text:style-name="P10">You do not have to hand back 5 cards, it could 4 or 6 or whatever.</text:p>
        </text:list-item>
        <text:list-item>
          <text:p text:style-name="P10">Hands will be scored along poker lines as above.</text:p>
        </text:list-item>
        <text:list-item>
          <text:p text:style-name="P10">Extra cards will be used as tiebreakers if need be.</text:p>
        </text:list-item>
        <text:list-item>
          <text:p text:style-name="P10">You can agree to trade points if need be (see me)</text:p>
        </text:list-item>
        <text:list-item>
          <text:p text:style-name="P10">Aces are high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Agapow</meta:initial-creator>
    <meta:creation-date>2016-12-18T20:23:16.592959000</meta:creation-date>
    <dc:date>2017-12-19T10:37:39.558230628</dc:date>
    <dc:creator>Paul Agapow</dc:creator>
    <meta:editing-duration>PT1H48M36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201" meta:character-count="878" meta:non-whitespace-character-count="716"/>
  </office:meta>
</office:document-meta>
</file>